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963cm"/>
    </style:style>
    <style:style style:name="co5" style:family="table-column">
      <style:table-column-properties fo:break-before="auto" style:column-width="1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olumnPresenceCardinali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07 000 0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07 001 0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2"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5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5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10 000 00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10 001 00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11 000 000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11 002 000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11 015 000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12 000 000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2 12 002 000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12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 12 08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1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1 01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1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1 01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1 018 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1 018 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1 018 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1 018 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4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4 01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4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4 01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4 018 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4 018 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4 018 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4 018 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1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1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18 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18 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18 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18 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7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74 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74 0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5 074 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6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6 03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6 07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6 074 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6 074 0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6 074 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8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8 01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8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8 01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8 018 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8 018 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8 018 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8 018 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9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9 01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9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9 01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9 018 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9 018 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9 018 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09 018 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4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4 03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4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6 03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6 03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6 03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16 03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20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20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21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21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1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1 035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1 03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1 02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1 03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39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3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4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4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40 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40 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40 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40 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3 040 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4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4 00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4 01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5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5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6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7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7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8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8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9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09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0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0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1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1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2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2 01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2 01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3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3 01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3 01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4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4 01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4 01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5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5 01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5 01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6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7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17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 09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 09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3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3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4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4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6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8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8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9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09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45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4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3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5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53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4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47 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4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48 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48 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5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51 0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1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18 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18 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18 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18 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8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81 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81 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 15 081 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 09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 09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 10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 10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1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1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2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2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4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4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4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4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5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5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6 003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6 00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6 05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8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8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9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9 056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9 05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9 058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9 059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09 06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10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 10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1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1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3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3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4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4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6 06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6 017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7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7 063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7 044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8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 08 06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1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1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2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2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3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3 069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3 07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3 01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3 07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3 072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3 073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5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5 001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6 000 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 06 001 0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3:13:52.154582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dc:date>2022-01-20T13:57:09.596852652</dc:date>
    <meta:editing-duration>PT3H55M13S</meta:editing-duration>
    <meta:editing-cycles>66</meta:editing-cycles>
    <meta:document-statistic meta:table-count="1" meta:cell-count="585" meta:object-count="0"/>
  </office:meta>
</office:document-meta>
</file>